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200000026795B80AF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Lucida Sans Unicode1" svg:font-family="'Lucida Sans Unicode'"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8.001cm" fo:margin-right="0cm" fo:text-indent="0cm" style:auto-text-indent="false"/>
      <style:text-properties style:use-window-font-color="true" style:font-name="Book Antiqua" fo:font-size="12pt" fo:language="fr" fo:country="FR" style:font-name-asian="Times New Roman" style:font-size-asian="12pt" style:font-name-complex="Times New Roman" style:font-size-complex="12pt" style:language-complex="ar" style:country-complex="SA"/>
    </style:style>
    <style:style style:name="P2" style:family="paragraph" style:parent-style-name="Standard">
      <style:paragraph-properties fo:margin-left="8.001cm" fo:margin-right="0cm" fo:text-indent="0cm" style:auto-text-indent="false"/>
      <style:text-properties style:use-window-font-color="true" style:font-name="Book Antiqua"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P3" style:family="paragraph" style:parent-style-name="Standard">
      <style:paragraph-properties fo:margin-left="8.001cm" fo:margin-right="0cm" fo:text-indent="0cm" style:auto-text-indent="false"/>
      <style:text-properties style:use-window-font-color="true" style:font-name="Book Antiqua" fo:font-size="12pt" fo:language="fr" fo:country="FR" fo:font-weight="bold" style:font-name-asian="Times New Roman" style:font-size-asian="12pt" style:font-weight-asian="bold" style:font-name-complex="Arial" style:font-size-complex="12pt" style:language-complex="ar" style:country-complex="SA"/>
    </style:style>
    <style:style style:name="P4" style:family="paragraph" style:parent-style-name="Standard">
      <style:text-properties style:use-window-font-color="true" style:font-name="Book Antiqua" fo:font-size="11pt" fo:language="fr" fo:country="FR" style:font-name-asian="Times New Roman" style:font-size-asian="11pt" style:font-name-complex="Times New Roman" style:font-size-complex="11pt" style:language-complex="ar" style:country-complex="SA"/>
    </style:style>
    <style:style style:name="P5" style:family="paragraph" style:parent-style-name="Standard">
      <style:text-properties style:font-name="Book Antiqua" fo:font-size="11pt" style:font-size-asian="11pt" style:font-size-complex="11pt"/>
    </style:style>
    <style:style style:name="P6" style:family="paragraph" style:parent-style-name="Standard">
      <style:paragraph-properties fo:text-align="justify" style:justify-single-word="false"/>
      <style:text-properties style:use-window-font-color="true" style:font-name="Book Antiqua" fo:font-size="11pt" fo:language="fr" fo:country="FR" style:font-name-asian="Times New Roman" style:font-size-asian="11pt" style:font-name-complex="Times New Roman" style:font-size-complex="11pt" style:language-complex="ar" style:country-complex="SA"/>
    </style:style>
    <style:style style:name="P7" style:family="paragraph" style:parent-style-name="Standard">
      <style:text-properties style:use-window-font-color="true" style:font-name="Book Antiqua" fo:font-size="12pt" fo:language="fr" fo:country="FR" style:font-name-asian="Times New Roman" style:font-size-asian="12pt" style:font-name-complex="Times New Roman" style:font-size-complex="12pt" style:language-complex="ar" style:country-complex="SA"/>
    </style:style>
    <style:style style:name="T1" style:family="text">
      <style:text-properties fo:font-variant="small-caps" style:use-window-font-color="true" style:font-name="Book Antiqua" fo:font-size="11pt" fo:language="fr" fo:country="FR"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font-weight-complex="bold"/>
    </style:style>
    <style:style style:name="T2" style:family="text">
      <style:text-properties fo:font-variant="small-caps" style:use-window-font-color="true" style:font-name="Book Antiqua" fo:font-size="11pt" fo:language="fr" fo:country="FR" fo:font-weight="bold" style:font-name-asian="Times New Roman" style:font-size-asian="11pt" style:font-weight-asian="bold" style:font-name-complex="Times New Roman" style:font-size-complex="11pt" style:language-complex="ar" style:country-complex="SA"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yon, le 13/02/2007</text:p>
      <text:p text:style-name="P2"/>
      <text:p text:style-name="P3">A qui de droit,</text:p>
      <text:p text:style-name="P3"/>
      <text:p text:style-name="P2"/>
      <text:p text:style-name="Standard"><text:span text:style-name="T1">Objet</text:span><text:span text:style-name="T2"> : Recommandation / mr florent chanavat</text:span></text:p>
      <text:p text:style-name="P4"/>
      <text:p text:style-name="P5">Madame, Monsieur,</text:p>
      <text:p text:style-name="P4"/>
      <text:p text:style-name="P6">Monsieur Florent Chanavat a intégré la société Action-On-Line (startup spécialisée dans le e-learning) lors de sa création en 2003 en tant que Directeur Technique et R&amp;D. J’ai personnellement dirigé la société Action-On-Line en 2005 et 2006, et peux témoigner des très grandes qualités professionnelles et humaines de Florent Chanavat.</text:p>
      <text:p text:style-name="P6"/>
      <text:p text:style-name="P6">Dès la création d’Action-On-Line, Florent Chanavat a montré une très forte implication personnelle dans le projet, ainsi qu’une vision très nette des enjeux techniques liés à ce nouveau métier d'éditeur e-learning. Très polyvalent, Florent Chanavat a su tour à tour développer une plateforme web de diffusion de contenus évolutive et conviviale, parfaitement adaptée à notre métier et nos clients. Il a également eu la responsabilité de gérer la globalité de notre catalogue de contenus de formation multimédia, de sa conception à sa mise en ligne. Il a su encore effectuer une veille technologique permanente pour toujours consolider l’avance de la société sur son marché.</text:p>
      <text:p text:style-name="P6"/>
      <text:p text:style-name="P6">La curiosité naturelle de Florent Chanavat, son excellent niveau de culture générale, ses compétences techniques de haut niveau, et son aisance dans les contacts humains ont largement contribué au développement de la société Action-On-Line.</text:p>
      <text:p text:style-name="P6"/>
      <text:p text:style-name="P6">Enfin, ses facultés d’analyse et d’anticipation, conjuguées à sa capacité à faire preuve de pragmatisme, me conduit à vivement recommander Monsieur Florent Chanavat aux fonctions que vous lui réservez, pour à n’en pas douter conduire vos projets au succès qu’ils méritent.</text:p>
      <text:p text:style-name="P6"/>
      <text:p text:style-name="P6">Je me tiens à votre entière disposition si vous souhaitiez disposer de plus amples informations concernant Monsieur Chanavat.</text:p>
      <text:p text:style-name="P4"/>
      <text:p text:style-name="P4"/>
      <text:p text:style-name="P4"><text:tab/><text:tab/><text:tab/><text:tab/><text:tab/>Alexis Garin</text:p>
      <text:p text:style-name="P4"><text:tab/><text:tab/><text:tab/><text:tab/><text:tab/>Directeur d’Agence</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Lucida Sans Unicode1" svg:font-family="'Lucida Sans Unicode'"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Absatz-Standardschriftart"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use-window-font-color="true" fo:font-size="26pt" fo:language="fr" fo:country="FR" fo:font-style="italic" fo:font-weight="bold" style:font-name-asian="Times New Roman" style:font-size-asian="26pt" style:font-style-asian="italic" style:font-weight-asian="bold" style:font-name-complex="Times New Roman" style:font-size-complex="12pt" style:language-complex="ar" style:country-complex="SA" style:font-style-complex="italic" style:font-weight-complex="bold"/>
    </style:style>
    <style:style style:name="P2" style:family="paragraph" style:parent-style-name="Footer">
      <style:paragraph-properties fo:text-align="center" style:justify-single-word="false"/>
      <style:text-properties style:use-window-font-color="true" style:font-name="Book Antiqua" fo:font-size="8pt" fo:language="fr" fo:country="FR" style:font-name-asian="Times New Roman" style:font-size-asian="8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pm1">
      <style:header>
        <text:p text:style-name="P1"><draw:frame draw:style-name="fr1" draw:name="Image1" text:anchor-type="as-char" svg:width="3.874cm" svg:height="3.074cm" draw:z-index="0"><draw:image xlink:href="Pictures/10000200000003200000026795B80AF6.png" xlink:type="simple" xlink:show="embed" xlink:actuate="onLoad"/></draw:frame></text:p>
      </style:header>
      <style:footer>
        <text:p text:style-name="P2">CoreBridge Société Nouvelle </text:p>
        <text:p text:style-name="P2">SIEGE SOCIAL : 3, rue Saint-Philippe-du-Roule – 75008 PARIS – France</text:p>
        <text:p text:style-name="P2">SAS AU CAPITAL DE 1 400 000 EUROS – <text:s/>SIRET : RCS PARIS B 450 999 065</text:p>
        <text:p text:style-name="P2">TEL. : 01.53.75.75.75 – FAX : 01.42.89.11.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aris, le </dc:title>
    <meta:initial-creator>Naima Bouyoucef</meta:initial-creator>
    <meta:creation-date>2007-02-13T14:48:00</meta:creation-date>
    <dc:creator>fchanavat</dc:creator>
    <dc:date>2007-02-13T14:48:00</dc:date>
    <meta:print-date>2113-01-01T00:00:00</meta:print-date>
    <dc:language>fr-FR</dc:language>
    <meta:editing-cycles>2</meta:editing-cycles>
    <meta:editing-duration>PT3M0S</meta:editing-duration>
    <meta:user-defined meta:name="Info 1"/>
    <meta:user-defined meta:name="Info 2"/>
    <meta:user-defined meta:name="Info 3"/>
    <meta:user-defined meta:name="Info 4"/>
    <meta:document-statistic meta:table-count="0" meta:image-count="1" meta:object-count="0" meta:page-count="1" meta:paragraph-count="16" meta:word-count="310" meta:character-count="1989"/>
  </office:meta>
</office:document-meta>
</file>